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/>
    </style:style>
    <style:style style:name="P3" style:family="paragraph">
      <style:paragraph-properties fo:text-align="center"/>
      <style:text-properties fo:font-family="'Courier 10 Pitch'" style:font-pitch="fixed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Courier 10 Pitch'" style:font-pitch="fixed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2.54cm" svg:x="0cm" svg:y="2.54cm">
          <text:p text:style-name="P1"><text:span text:style-name="T1">'stack a [? top-shape] on a [? bottom-shape]'</text:span></text:p>
          <text:p text:style-name="P1"><text:span text:style-name="T1">top-shape = 'cube'</text:span></text:p>
          <text:p text:style-name="P1"><text:span text:style-name="T1">bottom-shape = '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1.905cm" svg:x="2.54cm" svg:y="8.89cm">
          <text:p text:style-name="P1"><text:span text:style-name="T1">'pick up a [? shape]'</text:span></text:p>
          <text:p text:style-name="P1"><text:span text:style-name="T1">shape = 'cube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7cm" svg:y1="5.08cm" svg:x2="1.27cm" svg:y2="48.26cm">
          <text:p/>
        </draw:line>
        <draw:line draw:style-name="gr3" draw:text-style-name="P1" draw:layer="layout" svg:x1="1.27cm" svg:y1="48.26cm" svg:x2="2.54cm" svg:y2="48.26cm">
          <text:p/>
        </draw:line>
        <draw:line draw:style-name="gr3" draw:text-style-name="P1" draw:layer="layout" svg:x1="1.27cm" svg:y1="44.45cm" svg:x2="2.54cm" svg:y2="44.45cm">
          <text:p/>
        </draw:line>
        <draw:line draw:style-name="gr3" draw:text-style-name="P1" draw:layer="layout" svg:x1="1.27cm" svg:y1="6.985cm" svg:x2="2.54cm" svg:y2="6.985cm">
          <text:p/>
        </draw:line>
        <draw:line draw:style-name="gr3" draw:text-style-name="P1" draw:layer="layout" svg:x1="1.27cm" svg:y1="1.27cm" svg:x2="1.27cm" svg:y2="2.54cm">
          <text:p/>
        </draw:line>
        <draw:line draw:style-name="gr3" draw:text-style-name="P1" draw:layer="layout" svg:x1="3.81cm" svg:y1="7.62cm" svg:x2="3.81cm" svg:y2="8.89cm">
          <text:p/>
        </draw:line>
        <draw:line draw:style-name="gr2" draw:text-style-name="P1" draw:layer="layout" svg:x1="3.81cm" svg:y1="10.795cm" svg:x2="3.81cm" svg:y2="40.64cm">
          <text:p/>
        </draw:line>
        <draw:line draw:style-name="gr3" draw:text-style-name="P1" draw:layer="layout" svg:x1="3.81cm" svg:y1="12.7cm" svg:x2="5.08cm" svg:y2="12.7cm">
          <text:p/>
        </draw:line>
        <draw:line draw:style-name="gr3" draw:text-style-name="P1" draw:layer="layout" svg:x1="3.81cm" svg:y1="36.83cm" svg:x2="5.08cm" svg:y2="36.83cm">
          <text:p/>
        </draw:line>
        <draw:line draw:style-name="gr3" draw:text-style-name="P1" draw:layer="layout" svg:x1="3.81cm" svg:y1="40.64cm" svg:x2="5.08cm" svg:y2="40.64cm">
          <text:p/>
        </draw:line>
        <draw:custom-shape draw:style-name="gr1" draw:text-style-name="P2" draw:layer="layout" svg:width="11.43cm" svg:height="1.905cm" svg:x="5.08cm" svg:y="14.605cm">
          <text:p text:style-name="P1"><text:span text:style-name="T1">'move until over a [? shape]'</text:span></text:p>
          <text:p text:style-name="P1"><text:span text:style-name="T1">shape = 'cube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5cm" svg:y1="13.335cm" svg:x2="6.35cm" svg:y2="14.605cm">
          <text:p/>
        </draw:line>
        <draw:line draw:style-name="gr2" draw:text-style-name="P1" draw:layer="layout" svg:x1="6.35cm" svg:y1="16.51cm" svg:x2="6.35cm" svg:y2="33.02cm">
          <text:p/>
        </draw:line>
        <draw:line draw:style-name="gr3" draw:text-style-name="P1" draw:layer="layout" svg:x1="6.35cm" svg:y1="18.676cm" svg:x2="7.62cm" svg:y2="18.676cm">
          <text:p/>
        </draw:line>
        <draw:line draw:style-name="gr3" draw:text-style-name="P1" draw:layer="layout" svg:x1="6.35cm" svg:y1="33.02cm" svg:x2="7.62cm" svg:y2="33.02cm">
          <text:p/>
        </draw:line>
        <draw:line draw:style-name="gr4" draw:text-style-name="P1" draw:layer="layout" svg:x1="8.89cm" svg:y1="33.655cm" svg:x2="8.89cm" svg:y2="34.925cm">
          <text:p/>
        </draw:line>
        <draw:line draw:style-name="gr4" draw:text-style-name="P1" draw:layer="layout" svg:x1="3.81cm" svg:y1="45.085cm" svg:x2="3.81cm" svg:y2="46.355cm">
          <text:p/>
        </draw:line>
        <draw:line draw:style-name="gr4" draw:text-style-name="P1" draw:layer="layout" svg:x1="3.81cm" svg:y1="48.895cm" svg:x2="3.81cm" svg:y2="50.165cm">
          <text:p/>
        </draw:line>
        <draw:custom-shape draw:style-name="gr1" draw:text-style-name="P2" draw:layer="layout" svg:width="27.973cm" svg:height="3.215cm" svg:x="10.127cm" svg:y="20.915cm">
          <text:p text:style-name="P1"><text:span text:style-name="T1">'if [? condition], [? true-branch], otherwise [? false-branch]'</text:span></text:p>
          <text:p text:style-name="P1"><text:span text:style-name="T1">condition = 'a cube is to my left'</text:span></text:p>
          <text:p text:style-name="P1"><text:span text:style-name="T1">true-branch = 'move left until over a cube'</text:span></text:p>
          <text:p text:style-name="P1"><text:span text:style-name="T1">false-branch = 'if a cube is to my right, move right until over a cube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3cm" svg:y1="20.32cm" svg:x2="11.43cm" svg:y2="20.955cm">
          <text:p/>
        </draw:line>
        <draw:line draw:style-name="gr4" draw:text-style-name="P1" draw:layer="layout" svg:x1="11.43cm" svg:y1="24.13cm" svg:x2="11.43cm" svg:y2="25.4cm">
          <text:p/>
        </draw:line>
        <draw:line draw:style-name="gr3" draw:text-style-name="P1" draw:layer="layout" svg:x1="8.89cm" svg:y1="20.32cm" svg:x2="8.89cm" svg:y2="26.67cm">
          <text:p/>
        </draw:line>
        <draw:custom-shape draw:style-name="gr1" draw:text-style-name="P2" draw:layer="layout" svg:width="27.973cm" svg:height="3.215cm" svg:x="7.62cm" svg:y="26.67cm">
          <text:p text:style-name="P1"><text:span text:style-name="T1">'if [? condition], [? true-branch]'</text:span></text:p>
          <text:p text:style-name="P1"><text:span text:style-name="T1">condition = 'a cube is to my left'</text:span></text:p>
          <text:p text:style-name="P1"><text:span text:style-name="T1">true-branch = 'move left until over a cube,</text:span></text:p>
          <text:p text:style-name="P1"><text:span text:style-name="T1">otherwise if a cube is to my right, move right until over a cube'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9cm" svg:y1="29.845cm" svg:x2="8.89cm" svg:y2="31.115cm">
          <text:p/>
        </draw:line>
        <draw:custom-shape draw:style-name="gr1" draw:text-style-name="P3" draw:layer="layout" svg:width="11.43cm" svg:height="1.27cm" svg:x="0cm" svg:y="0cm">
          <text:p text:style-name="P1"><text:span text:style-name="T2">'stack a cube on a pyramid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7.62cm" svg:height="1.27cm" svg:x="2.54cm" svg:y="6.35cm">
          <text:p text:style-name="P1"><text:span text:style-name="T2">'pick up a cube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0.16cm" svg:height="1.27cm" svg:x="5.08cm" svg:y="12.065cm">
          <text:p text:style-name="P1"><text:span text:style-name="T2">'move until over a cube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6.67cm" svg:height="1.905cm" svg:x="7.62cm" svg:y="17.78cm">
          <text:p text:style-name="P1"><text:span text:style-name="T2">'if a cube is to my left, move left until over a cube,</text:span></text:p>
          <text:p text:style-name="P1"><text:span text:style-name="T2">otherwise if a cube is to my right, move right until over a cube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2.7cm" svg:height="1.27cm" svg:x="7.62cm" svg:y="32.385cm">
          <text:p text:style-name="P1"><text:span text:style-name="T2">'move slowly until over a cube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0.16cm" svg:height="1.27cm" svg:x="5.08cm" svg:y="36.195cm">
          <text:p text:style-name="P1"><text:span text:style-name="T2">'attempt to grab block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3.97cm" svg:height="1.27cm" svg:x="5.08cm" svg:y="40.005cm">
          <text:p text:style-name="P1"><text:span text:style-name="T2">'assert that I am holding a cube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6.51cm" svg:height="1.27cm" svg:x="2.54cm" svg:y="43.815cm">
          <text:p text:style-name="P1"><text:span text:style-name="T2">'drop the block I am holding on a pyramid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5.24cm" svg:height="1.27cm" svg:x="2.54cm" svg:y="47.625cm">
          <text:p text:style-name="P1"><text:span text:style-name="T2">'assert that a cube is on a pyramid'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35cm" svg:y1="37.465cm" svg:x2="6.35cm" svg:y2="38.735cm">
          <text:p/>
        </draw:line>
        <draw:line draw:style-name="gr4" draw:text-style-name="P1" draw:layer="layout" svg:x1="6.35cm" svg:y1="41.275cm" svg:x2="6.35cm" svg:y2="42.545cm">
          <text:p/>
        </draw:line>
        <draw:line draw:style-name="gr2" draw:text-style-name="P1" draw:layer="layout" svg:x1="10.16cm" svg:y1="19.685cm" svg:x2="10.16cm" svg:y2="20.32cm">
          <text:p/>
        </draw:line>
        <draw:line draw:style-name="gr2" draw:text-style-name="P1" draw:layer="layout" svg:x1="8.89cm" svg:y1="20.32cm" svg:x2="11.43cm" svg:y2="20.32cm">
          <text:p/>
        </draw:line>
        <draw:custom-shape draw:style-name="gr1" draw:text-style-name="P4" draw:layer="layout" svg:width="1.27cm" svg:height="1.27cm" svg:x="22.86cm" svg:y="24.384cm">
          <text:p text:style-name="P1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27cm" svg:height="1.27cm" svg:x="22.86cm" svg:y="30.099cm">
          <text:p text:style-name="P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8.1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 Morgan</meta:initial-creator>
    <meta:creation-date>2013-07-31T09:15:25</meta:creation-date>
    <dc:date>2013-08-05T09:52:27</dc:date>
    <dc:creator>Bo Morgan</dc:creator>
    <meta:editing-duration>P4DT1H7M19S</meta:editing-duration>
    <meta:editing-cycles>11</meta:editing-cycles>
    <meta:generator>LibreOffice/4.0.2.2$Linux_X86_64 LibreOffice_project/400m0$Build-2</meta:generator>
    <meta:document-statistic meta:object-count="41"/>
  </office:meta>
</office:document-meta>
</file>